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table:number-columns-repeated="1009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table:number-columns-repeated="1009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:Sheet1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21:12:02.542501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12T21:13:49.736715572</dc:date>
    <meta:editing-duration>P1DT23H45M36S</meta:editing-duration>
    <meta:editing-cycles>21</meta:editing-cycles>
    <meta:generator>LibreOffice/4.2.8.2$Linux_X86_64 LibreOffice_project/420m0$Build-2</meta:generator>
    <meta:document-statistic meta:table-count="1" meta:cell-count="302" meta:object-count="0"/>
  </office:meta>
</office:document-meta>
</file>